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7.842cm"/>
    </style:style>
    <style:style style:name="co9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Feature number</text:p>
          </table:table-cell>
          <table:table-cell table:style-name="ce1" office:value-type="string" calcext:value-type="string">
            <text:p>Number of step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Roc-auc</text:p>
          </table:table-cell>
          <table:table-cell table:style-name="ce1" office:value-type="string" calcext:value-type="string">
            <text:p>Min path length</text:p>
          </table:table-cell>
          <table:table-cell table:style-name="ce1" office:value-type="string" calcext:value-type="string">
            <text:p>Max path length</text:p>
          </table:table-cell>
          <table:table-cell table:style-name="ce1" office:value-type="string" calcext:value-type="string">
            <text:p>Average path length</text:p>
          </table:table-cell>
          <table:table-cell table:style-name="ce1" office:value-type="string" calcext:value-type="string">
            <text:p>pathway beginning</text:p>
          </table:table-cell>
          <table:table-cell table:style-name="ce1" office:value-type="string" calcext:value-type="string">
            <text:p>max pathwa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000" calcext:value-type="float">
            <text:p>2,000,000</text:p>
          </table:table-cell>
          <table:table-cell table:style-name="Default" office:value-type="string" calcext:value-type="string">
            <text:p>final_exploration_eps=0.3</text:p>
          </table:table-cell>
          <table:table-cell office:value-type="float" office:value="95.357" calcext:value-type="float">
            <text:p>95.357</text:p>
          </table:table-cell>
          <table:table-cell office:value-type="float" office:value="95.349" calcext:value-type="float">
            <text:p>95.349</text:p>
          </table:table-cell>
          <table:table-cell office:value-type="float" office:value="95.729" calcext:value-type="float">
            <text:p>95.7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721" calcext:value-type="float">
            <text:p>7.721</text:p>
          </table:table-cell>
          <table:table-cell office:value-type="string" calcext:value-type="string">
            <text:p>ana→joint_involvemen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0000" calcext:value-type="float">
            <text:p>6,000,000</text:p>
          </table:table-cell>
          <table:table-cell office:value-type="string" calcext:value-type="string">
            <text:p>final_exploration_eps=0.3</text:p>
          </table:table-cell>
          <table:table-cell office:value-type="float" office:value="99.421" calcext:value-type="float">
            <text:p>99.421</text:p>
          </table:table-cell>
          <table:table-cell office:value-type="float" office:value="99.418" calcext:value-type="float">
            <text:p>99.418</text:p>
          </table:table-cell>
          <table:table-cell office:value-type="float" office:value="99.468" calcext:value-type="float">
            <text:p>99.46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.964" calcext:value-type="float">
            <text:p>10.964</text:p>
          </table:table-cell>
          <table:table-cell office:value-type="string" calcext:value-type="string">
            <text:p>anti_cardioliphin_antibodies→joint_involvemen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000" calcext:value-type="float">
            <text:p>6,000,000</text:p>
          </table:table-cell>
          <table:table-cell office:value-type="string" calcext:value-type="string">
            <text:p>Gamma=0.90, -ve reward</text:p>
          </table:table-cell>
          <table:table-cell table:number-columns-repeated="8"/>
        </table:table-row>
        <table:table-row table:style-name="ro1" table:number-rows-repeated="25">
          <table:table-cell table:number-columns-repeated="11"/>
        </table:table-row>
        <table:table-row table:style-name="ro1" table:number-rows-repeated="14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1:45:11.914906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09:13:56.222033673</meta:creation-date>
    <dc:date>2023-02-09T10:00:14.174819235</dc:date>
    <meta:editing-duration>PT15H4M42S</meta:editing-duration>
    <meta:editing-cycles>4</meta:editing-cycles>
    <meta:generator>LibreOffice/6.4.7.2$Linux_X86_64 LibreOffice_project/40$Build-2</meta:generator>
    <meta:document-statistic meta:table-count="1" meta:cell-count="34" meta:object-count="0"/>
  </office:meta>
</office:document-meta>
</file>